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43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1835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1.8075in"/>
    </style:style>
    <style:style style:name="co17" style:family="table-column">
      <style:table-column-properties fo:break-before="auto" style:column-width="2.1417in"/>
    </style:style>
    <style:style style:name="co8" style:family="table-column">
      <style:table-column-properties fo:break-before="auto" style:column-width="0.6882in"/>
    </style:style>
    <style:style style:name="co9" style:family="table-column">
      <style:table-column-properties fo:break-before="auto" style:column-width="1.302in"/>
    </style:style>
    <style:style style:name="co10" style:family="table-column">
      <style:table-column-properties fo:break-before="auto" style:column-width="0.9898in"/>
    </style:style>
    <style:style style:name="co11" style:family="table-column">
      <style:table-column-properties fo:break-before="auto" style:column-width="1.3772in"/>
    </style:style>
    <style:style style:name="co12" style:family="table-column">
      <style:table-column-properties fo:break-before="auto" style:column-width="1.6571in"/>
    </style:style>
    <style:style style:name="co13" style:family="table-column">
      <style:table-column-properties fo:break-before="auto" style:column-width="1.528in"/>
    </style:style>
    <style:style style:name="co18" style:family="table-column">
      <style:table-column-properties fo:break-before="auto" style:column-width="2.5071in"/>
    </style:style>
    <style:style style:name="co19" style:family="table-column">
      <style:table-column-properties fo:break-before="auto" style:column-width="1.8291in"/>
    </style:style>
    <style:style style:name="co20" style:family="table-column">
      <style:table-column-properties fo:break-before="auto" style:column-width="0.622in"/>
    </style:style>
    <style:style style:name="co21" style:family="table-column">
      <style:table-column-properties fo:break-before="auto" style:column-width="0.8299in"/>
    </style:style>
    <style:style style:name="co22" style:family="table-column">
      <style:table-column-properties fo:break-before="auto" style:column-width="1.0146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23" style:family="table-row">
      <style:table-row-properties style:row-height="0.8909in" fo:break-before="auto" style:use-optimal-row-height="false"/>
    </style:style>
    <style:style style:name="ro50" style:family="table-row">
      <style:table-row-properties style:row-height="0.4866in" fo:break-before="auto" style:use-optimal-row-height="true"/>
    </style:style>
    <style:style style:name="ro10" style:family="table-row">
      <style:table-row-properties style:row-height="0.2071in" fo:break-before="auto" style:use-optimal-row-height="true"/>
    </style:style>
    <style:style style:name="ro11" style:family="table-row">
      <style:table-row-properties style:row-height="0.2083in" fo:break-before="auto" style:use-optimal-row-height="false"/>
    </style:style>
    <style:style style:name="ro12" style:family="table-row">
      <style:table-row-properties style:row-height="2.3528in" fo:break-before="auto" style:use-optimal-row-height="true"/>
    </style:style>
    <style:style style:name="ro13" style:family="table-row">
      <style:table-row-properties style:row-height="1.4193in" fo:break-before="auto" style:use-optimal-row-height="true"/>
    </style:style>
    <style:style style:name="ro14" style:family="table-row">
      <style:table-row-properties style:row-height="1.1091in" fo:break-before="auto" style:use-optimal-row-height="true"/>
    </style:style>
    <style:style style:name="ro15" style:family="table-row">
      <style:table-row-properties style:row-height="0.798in" fo:break-before="auto" style:use-optimal-row-height="true"/>
    </style:style>
    <style:style style:name="ro16" style:family="table-row">
      <style:table-row-properties style:row-height="4.0626in" fo:break-before="auto" style:use-optimal-row-height="true"/>
    </style:style>
    <style:style style:name="ro17" style:family="table-row">
      <style:table-row-properties style:row-height="2.1972in" fo:break-before="auto" style:use-optimal-row-height="true"/>
    </style:style>
    <style:style style:name="ro18" style:family="table-row">
      <style:table-row-properties style:row-height="0.6425in" fo:break-before="auto" style:use-optimal-row-height="true"/>
    </style:style>
    <style:style style:name="ro19" style:family="table-row">
      <style:table-row-properties style:row-height="1.8862in" fo:break-before="auto" style:use-optimal-row-height="true"/>
    </style:style>
    <style:style style:name="ro20" style:family="table-row">
      <style:table-row-properties style:row-height="1.7307in" fo:break-before="auto" style:use-optimal-row-height="true"/>
    </style:style>
    <style:style style:name="ro21" style:family="table-row">
      <style:table-row-properties style:row-height="3.4409in" fo:break-before="auto" style:use-optimal-row-height="true"/>
    </style:style>
    <style:style style:name="ro22" style:family="table-row">
      <style:table-row-properties style:row-height="2.5075in" fo:break-before="auto" style:use-optimal-row-height="true"/>
    </style:style>
    <style:style style:name="ro24" style:family="table-row">
      <style:table-row-properties style:row-height="2.6634in" fo:break-before="auto" style:use-optimal-row-height="true"/>
    </style:style>
    <style:style style:name="ro25" style:family="table-row">
      <style:table-row-properties style:row-height="1.5752in" fo:break-before="auto" style:use-optimal-row-height="true"/>
    </style:style>
    <style:style style:name="ro26" style:family="table-row">
      <style:table-row-properties style:row-height="2.0417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2.9744in" fo:break-before="auto" style:use-optimal-row-height="true"/>
    </style:style>
    <style:style style:name="ro29" style:family="table-row">
      <style:table-row-properties style:row-height="0.3311in" fo:break-before="auto" style:use-optimal-row-height="true"/>
    </style:style>
    <style:style style:name="ro30" style:family="table-row">
      <style:table-row-properties style:row-height="0.6839in" fo:break-before="auto" style:use-optimal-row-height="false"/>
    </style:style>
    <style:style style:name="ro31" style:family="table-row">
      <style:table-row-properties style:row-height="1.0047in" fo:break-before="auto" style:use-optimal-row-height="false"/>
    </style:style>
    <style:style style:name="ro32" style:family="table-row">
      <style:table-row-properties style:row-height="0.9945in" fo:break-before="auto" style:use-optimal-row-height="false"/>
    </style:style>
    <style:style style:name="ro33" style:family="table-row">
      <style:table-row-properties style:row-height="1.2846in" fo:break-before="auto" style:use-optimal-row-height="false"/>
    </style:style>
    <style:style style:name="ro34" style:family="table-row">
      <style:table-row-properties style:row-height="0.7665in" fo:break-before="auto" style:use-optimal-row-height="false"/>
    </style:style>
    <style:style style:name="ro35" style:family="table-row">
      <style:table-row-properties style:row-height="1.6783in" fo:break-before="auto" style:use-optimal-row-height="false"/>
    </style:style>
    <style:style style:name="ro36" style:family="table-row">
      <style:table-row-properties style:row-height="1.2126in" fo:break-before="auto" style:use-optimal-row-height="false"/>
    </style:style>
    <style:style style:name="ro37" style:family="table-row">
      <style:table-row-properties style:row-height="0.6008in" fo:break-before="auto" style:use-optimal-row-height="false"/>
    </style:style>
    <style:style style:name="ro38" style:family="table-row">
      <style:table-row-properties style:row-height="1.0984in" fo:break-before="auto" style:use-optimal-row-height="false"/>
    </style:style>
    <style:style style:name="ro39" style:family="table-row">
      <style:table-row-properties style:row-height="0.9429in" fo:break-before="auto" style:use-optimal-row-height="false"/>
    </style:style>
    <style:style style:name="ro40" style:family="table-row">
      <style:table-row-properties style:row-height="0.7146in" fo:break-before="auto" style:use-optimal-row-height="false"/>
    </style:style>
    <style:style style:name="ro41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weight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weight="normal"/>
    </style:style>
    <style:style style:name="ce63" style:family="table-cell" style:parent-style-name="Default">
      <style:table-cell-properties fo:background-color="#e6e6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6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6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6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70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1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30" style:family="table-cell" style:parent-style-name="Default">
      <style:table-cell-properties fo:background-color="#000080" style:text-align-source="fix" style:repeat-content="false" fo:border="0.0008in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1" style:family="table-cell" style:parent-style-name="Default" style:data-style-name="N197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weight="normal"/>
    </style:style>
    <style:style style:name="ce32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33" style:family="table-cell" style:parent-style-name="Default">
      <style:text-properties fo:font-weight="normal"/>
    </style:style>
    <style:style style:name="ce34" style:family="table-cell" style:parent-style-name="Normal_5f_Sheet1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7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3" fo:font-size="10pt" fo:font-weight="bold"/>
    </style:style>
    <style:style style:name="ce3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9" style:family="table-cell" style:parent-style-name="Normal_5f_Sheet1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4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>
      <style:table-cell-properties fo:border="0.0071in solid #000000" fo:padding-bottom="0.0193in" fo:padding-left="0.0138in" fo:padding-right="0.0138in" fo:padding-top="0.0193in"/>
      <style:text-properties style:font-name="Arial3" fo:font-size="10pt" fo:font-weight="normal"/>
    </style:style>
    <style:style style:name="ce43" style:family="table-cell" style:parent-style-name="Default">
      <style:table-cell-properties fo:background-color="#000080" style:text-align-source="fix" style:repeat-content="false" fo:border="0.0008in solid #000000" style:vertical-align="middle"/>
      <style:paragraph-properties fo:text-align="center"/>
      <style:text-properties fo:color="#ffffff" fo:font-weight="bold"/>
    </style:style>
    <style:style style:name="ce44" style:family="table-cell" style:parent-style-name="Default" style:data-style-name="N197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glyph-orientation-vertical="0" fo:background-color="#ffffff" style:text-align-source="value-type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" style:font-size-asian="10pt" style:font-size-complex="10pt"/>
    </style:style>
    <style:style style:name="ce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48" style:family="table-cell" style:parent-style-name="Default">
      <style:table-cell-properties fo:wrap-option="wrap" fo:border="0.0071in solid #000000" fo:padding-bottom="0.0193in" fo:padding-left="0.0138in" fo:padding-right="0.0138in" fo:padding-top="0.0193in"/>
    </style:style>
    <style:style style:name="ce49" style:family="table-cell" style:parent-style-name="Default">
      <style:table-cell-properties fo:wrap-option="wrap" fo:border="0.0071in solid #000000" fo:padding-bottom="0.0193in" fo:padding-left="0.0138in" fo:padding-right="0.0138in" fo:padding-top="0.0193in"/>
      <style:text-properties style:font-name="Arial3" fo:font-size="10pt" fo:font-weight="normal"/>
    </style:style>
    <style:style style:name="ce50" style:family="table-cell" style:parent-style-name="Default">
      <style:table-cell-properties fo:background-color="#000080" style:text-align-source="fix" style:repeat-content="false" fo:wrap-option="wrap" fo:border="0.0008in solid #000000" style:vertical-align="middle"/>
      <style:paragraph-properties fo:text-align="center"/>
      <style:text-properties fo:color="#ffffff" fo:font-weight="bold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52" style:family="table-cell" style:parent-style-name="Default">
      <style:table-cell-properties fo:wrap-option="wrap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5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55" style:family="table-cell" style:parent-style-name="Default">
      <style:table-cell-properties style:text-align-source="fix" style:repeat-content="false" style:vertical-align="top"/>
      <style:paragraph-properties fo:text-align="center"/>
      <style:text-properties fo:color="#ff0000"/>
    </style:style>
    <style:style style:name="ce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true" style:vertical-align="top"/>
      <style:paragraph-properties fo:text-align="start"/>
    </style:style>
    <style:style style:name="ce58" style:family="table-cell" style:parent-style-name="Default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</style:style>
    <style:style style:name="ce72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style:font-name="Arial3" fo:font-size="10pt" fo:font-weight="normal"/>
    </style:style>
    <style:style style:name="ce73" style:family="table-cell" style:parent-style-name="Default">
      <style:table-cell-properties fo:background-color="#000080" style:text-align-source="fix" style:repeat-content="false" fo:wrap-option="wrap" fo:border="0.0008in solid #000000" style:vertical-align="middle"/>
      <style:paragraph-properties fo:text-align="center" fo:margin-left="0in"/>
      <style:text-properties fo:color="#ffffff" fo:font-weight="bold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style:font-name="Arial3" fo:font-size="10pt" fo:font-weight="normal" style:font-name-asian="Arial" style:font-size-asian="10pt"/>
    </style:style>
    <style:style style:name="ce77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80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start"/>
    </style:style>
    <style:style style:name="ce82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83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3" fo:font-size="10pt" fo:font-weight="normal" style:font-name-asian="Arial" style:font-size-asian="10pt"/>
    </style:style>
    <style:style style:name="ce84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85" style:family="table-cell" style:parent-style-name="Default">
      <style:text-properties style:font-name="Arial3" fo:font-size="10pt" fo:font-weight="normal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14" style:family="text">
      <style:text-properties fo:font-size="10pt" style:font-size-asian="10pt" style:font-size-complex="10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3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5" style:family="text"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</table:content-validations>
      <table:table table:name="Check_List" table:style-name="ta1" table:print="false">
        <table:table-column table:style-name="co1" table:default-cell-style-name="ce4"/>
        <table:table-column table:style-name="co2" table:default-cell-style-name="ce8"/>
        <table:table-column table:style-name="co3" table:default-cell-style-name="ce12"/>
        <table:table-column table:style-name="co3" table:default-cell-style-name="ce13"/>
        <table:table-row table:style-name="ro1">
          <table:table-cell table:style-name="ce1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0.1</text:span></text:p>
          </table:table-cell>
          <table:covered-table-cell table:style-name="ce6"/>
          <table:covered-table-cell table:style-name="ce6"/>
          <table:covered-table-cell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0" office:value-type="string">
            <text:p>Priority</text:p>
          </table:table-cell>
          <table:table-cell table:style-name="ce10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style-name="ce11"/>
          <table:covered-table-cell table:style-name="ce11"/>
        </table:table-row>
        <table:table-row table:style-name="ro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3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4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table:table-column table:style-name="co8" table:default-cell-style-name="ce32"/>
        <table:table-column table:style-name="co9" table:default-cell-style-name="ce4"/>
        <table:table-column table:style-name="co10" table:default-cell-style-name="ce44"/>
        <table:table-column table:style-name="co11" table:default-cell-style-name="ce47"/>
        <table:table-column table:style-name="co12" table:default-cell-style-name="ce8"/>
        <table:table-column table:style-name="co13" table:default-cell-style-name="ce47"/>
        <table:table-column table:style-name="co18" table:default-cell-style-name="ce47"/>
        <table:table-column table:style-name="co19" table:default-cell-style-name="ce47"/>
        <table:table-column table:style-name="co20" table:default-cell-style-name="ce74"/>
        <table:table-column table:style-name="co21" table:default-cell-style-name="ce47"/>
        <table:table-column table:style-name="co3" table:number-columns-repeated="3" table:default-cell-style-name="ce81"/>
        <table:table-column table:style-name="co22" table:default-cell-style-name="ce81"/>
        <table:table-column table:style-name="co3" table:number-columns-repeated="5" table:default-cell-style-name="ce81"/>
        <table:table-column table:style-name="co3" table:number-columns-repeated="1005" table:default-cell-style-name="Default"/>
        <table:table-row table:style-name="ro10">
          <table:table-cell table:style-name="ce13"/>
          <table:table-cell table:style-name="ce34" office:value-type="string">
            <text:p>TEST CASES</text:p>
          </table:table-cell>
          <table:table-cell table:style-name="ce39"/>
          <table:table-cell table:style-name="ce45" table:number-columns-repeated="2"/>
          <table:table-cell table:style-name="ce48"/>
          <table:table-cell table:style-name="ce13"/>
          <table:table-cell table:style-name="ce45"/>
          <table:table-cell table:style-name="ce58"/>
          <table:table-cell table:style-name="ce76"/>
          <table:table-cell table:style-name="ce77" office:value-type="string">
            <text:p>Passed</text:p>
          </table:table-cell>
          <table:table-cell table:style-name="ce77" table:formula="of:=COUNTIF([.L$7:.L$1008];[.$K1])" office:value-type="float" office:value="38">
            <text:p>38</text:p>
          </table:table-cell>
          <table:table-cell table:style-name="ce77" table:formula="of:=COUNTIF([.M$7:.M$1008];[.$K1])" office:value-type="float" office:value="36">
            <text:p>36</text:p>
          </table:table-cell>
          <table:table-cell table:style-name="ce77" table:formula="of:=COUNTIF([.N$7:.N$1008];[.$K1])" office:value-type="float" office:value="0">
            <text:p>0</text:p>
          </table:table-cell>
          <table:table-cell table:style-name="ce83" table:number-columns-repeated="5"/>
          <table:table-cell/>
          <table:table-cell table:style-name="ce84" table:number-columns-repeated="206"/>
          <table:table-cell table:number-columns-repeated="798"/>
        </table:table-row>
        <table:table-row table:style-name="ro10">
          <table:table-cell table:style-name="ce13"/>
          <table:table-cell table:style-name="ce35" table:number-columns-repeated="2"/>
          <table:table-cell table:style-name="ce45" table:number-columns-repeated="2"/>
          <table:table-cell table:style-name="ce48"/>
          <table:table-cell table:style-name="ce13"/>
          <table:table-cell table:style-name="ce45"/>
          <table:table-cell table:style-name="ce58"/>
          <table:table-cell table:style-name="ce77"/>
          <table:table-cell table:style-name="ce77" office:value-type="string">
            <text:p>Failed</text:p>
          </table:table-cell>
          <table:table-cell table:style-name="ce77" table:formula="of:=COUNTIF([.L$7:.L$1008];[.$K2])" office:value-type="float" office:value="0">
            <text:p>0</text:p>
          </table:table-cell>
          <table:table-cell table:style-name="ce77" table:formula="of:=COUNTIF([.M$7:.M$1008];[.$K2])" office:value-type="float" office:value="0">
            <text:p>0</text:p>
          </table:table-cell>
          <table:table-cell table:style-name="ce77" table:formula="of:=COUNTIF([.N$7:.N$1008];[.$K2])" office:value-type="float" office:value="0">
            <text:p>0</text:p>
          </table:table-cell>
          <table:table-cell table:style-name="ce77" table:number-columns-repeated="2"/>
          <table:table-cell table:style-name="ce13"/>
          <table:table-cell table:style-name="ce83" table:number-columns-repeated="2"/>
          <table:table-cell/>
          <table:table-cell table:style-name="ce84" table:number-columns-repeated="206"/>
          <table:table-cell table:number-columns-repeated="798"/>
        </table:table-row>
        <table:table-row table:style-name="ro3">
          <table:table-cell table:style-name="ce13"/>
          <table:table-cell table:style-name="ce36" office:value-type="string">
            <text:p>Function List<text:span text:style-name="T4">:</text:span></text:p>
          </table:table-cell>
          <table:table-cell table:style-name="ce40" office:value-type="string" table:number-columns-spanned="3" table:number-rows-spanned="1">
            <text:p>All main Actions in Forum, Answer and FAQ porlet</text:p>
          </table:table-cell>
          <table:covered-table-cell table:number-columns-repeated="2" table:style-name="ce13"/>
          <table:table-cell table:style-name="ce48"/>
          <table:table-cell table:style-name="ce13"/>
          <table:table-cell table:style-name="ce56"/>
          <table:table-cell table:style-name="ce59"/>
          <table:table-cell table:style-name="ce77"/>
          <table:table-cell table:style-name="ce77" office:value-type="string">
            <text:p>Blocked</text:p>
          </table:table-cell>
          <table:table-cell table:style-name="ce77" table:formula="of:=COUNTIF([.L$7:.L$1008];[.$K3])" office:value-type="float" office:value="0">
            <text:p>0</text:p>
          </table:table-cell>
          <table:table-cell table:style-name="ce77" table:formula="of:=COUNTIF([.M$7:.M$1008];[.$K3])" office:value-type="float" office:value="0">
            <text:p>0</text:p>
          </table:table-cell>
          <table:table-cell table:style-name="ce77" table:formula="of:=COUNTIF([.N$7:.N$1008];[.$K3])" office:value-type="float" office:value="0">
            <text:p>0</text:p>
          </table:table-cell>
          <table:table-cell table:style-name="ce77" table:number-columns-repeated="2"/>
          <table:table-cell table:style-name="ce13"/>
          <table:table-cell table:style-name="ce83" table:number-columns-repeated="2"/>
          <table:table-cell/>
          <table:table-cell table:style-name="ce84" table:number-columns-repeated="206"/>
          <table:table-cell table:number-columns-repeated="798"/>
        </table:table-row>
        <table:table-row table:style-name="ro11">
          <table:table-cell table:style-name="ce13"/>
          <table:table-cell table:style-name="ce36" office:value-type="string">
            <text:p>Total main cases:</text:p>
          </table:table-cell>
          <table:table-cell table:style-name="ce41" table:formula="of:=MAX([.A7:.A1103])" office:value-type="float" office:value="38" table:number-columns-spanned="3" table:number-rows-spanned="1">
            <text:p>38</text:p>
          </table:table-cell>
          <table:covered-table-cell table:number-columns-repeated="2" table:style-name="ce41"/>
          <table:table-cell table:style-name="ce48"/>
          <table:table-cell table:style-name="ce13"/>
          <table:table-cell table:style-name="ce56"/>
          <table:table-cell table:style-name="ce59"/>
          <table:table-cell table:style-name="ce77"/>
          <table:table-cell table:style-name="ce78" office:value-type="string">
            <text:p>Untested</text:p>
          </table:table-cell>
          <table:table-cell table:style-name="ce77" table:formula="of:=COUNTIF([.L$7:.L$1008];[.$K4])" office:value-type="float" office:value="0">
            <text:p>0</text:p>
          </table:table-cell>
          <table:table-cell table:style-name="ce77" table:formula="of:=COUNTIF([.M$7:.M$1008];[.$K4])" office:value-type="float" office:value="0">
            <text:p>0</text:p>
          </table:table-cell>
          <table:table-cell table:style-name="ce77" table:formula="of:=COUNTIF([.N$7:.N$1008];[.$K4])" office:value-type="float" office:value="0">
            <text:p>0</text:p>
          </table:table-cell>
          <table:table-cell table:style-name="ce77" table:number-columns-repeated="2"/>
          <table:table-cell table:style-name="ce13"/>
          <table:table-cell table:style-name="ce83" table:number-columns-repeated="2"/>
          <table:table-cell/>
          <table:table-cell table:style-name="ce84" table:number-columns-repeated="206"/>
          <table:table-cell table:number-columns-repeated="798"/>
        </table:table-row>
        <table:table-row table:style-name="ro10">
          <table:table-cell table:style-name="ce13"/>
          <table:table-cell table:style-name="ce37"/>
          <table:table-cell table:style-name="ce42" table:number-columns-repeated="3"/>
          <table:table-cell table:style-name="ce49"/>
          <table:table-cell table:style-name="ce42" table:number-columns-repeated="2"/>
          <table:table-cell table:style-name="ce72"/>
          <table:table-cell table:style-name="ce78"/>
          <table:table-cell table:style-name="ce13" office:value-type="string">
            <text:p>N/A</text:p>
          </table:table-cell>
          <table:table-cell table:style-name="ce77" table:formula="of:=COUNTIF([.L$7:.L$1008];[.$K5])" office:value-type="float" office:value="0">
            <text:p>0</text:p>
          </table:table-cell>
          <table:table-cell table:style-name="ce77" table:formula="of:=COUNTIF([.M$7:.M$1008];[.$K5])" office:value-type="float" office:value="2">
            <text:p>2</text:p>
          </table:table-cell>
          <table:table-cell table:style-name="ce77" table:formula="of:=COUNTIF([.N$7:.N$1008];[.$K5])" office:value-type="float" office:value="0">
            <text:p>0</text:p>
          </table:table-cell>
          <table:table-cell table:style-name="ce77" table:number-columns-repeated="2"/>
          <table:table-cell table:style-name="ce13"/>
          <table:table-cell table:style-name="ce42" table:number-columns-repeated="2"/>
          <table:table-cell/>
          <table:table-cell table:style-name="ce85" table:number-columns-repeated="206"/>
          <table:table-cell table:number-columns-repeated="798"/>
        </table:table-row>
        <table:table-row table:style-name="ro2">
          <table:table-cell table:style-name="ce30" office:value-type="string">
            <text:p>Case No</text:p>
          </table:table-cell>
          <table:table-cell table:style-name="ce38" office:value-type="string">
            <text:p>Related function</text:p>
          </table:table-cell>
          <table:table-cell table:style-name="ce43" office:value-type="string">
            <text:p>Case ID</text:p>
          </table:table-cell>
          <table:table-cell table:style-name="ce43" office:value-type="string">
            <text:p>Path</text:p>
          </table:table-cell>
          <table:table-cell table:style-name="ce43" office:value-type="string">
            <text:p>Case Name</text:p>
          </table:table-cell>
          <table:table-cell table:style-name="ce50" office:value-type="string">
            <text:p>Description</text:p>
          </table:table-cell>
          <table:table-cell table:style-name="ce43" office:value-type="string">
            <text:p>Step</text:p>
          </table:table-cell>
          <table:table-cell table:style-name="ce43" office:value-type="string">
            <text:p>Expected Result</text:p>
          </table:table-cell>
          <table:table-cell table:style-name="ce73" office:value-type="string">
            <text:p>Priority</text:p>
          </table:table-cell>
          <table:table-cell table:style-name="ce43" office:value-type="string">
            <text:p>Affect</text:p>
          </table:table-cell>
          <table:table-cell table:style-name="ce80" office:value-type="string">
            <text:p>Tester</text:p>
          </table:table-cell>
          <table:table-cell table:style-name="ce82" office:value-type="string">
            <text:p>IE7</text:p>
          </table:table-cell>
          <table:table-cell table:style-name="ce82" office:value-type="string">
            <text:p>FireFox3.5</text:p>
          </table:table-cell>
          <table:table-cell table:style-name="ce82" office:value-type="string">
            <text:p>Comment/Bug</text:p>
          </table:table-cell>
          <table:table-cell table:style-name="ce80" office:value-type="string">
            <text:p>JIRA issue</text:p>
          </table:table-cell>
          <table:table-cell table:style-name="ce80" office:value-type="string">
            <text:p>Comment</text:p>
          </table:table-cell>
          <table:table-cell table:style-name="ce82" table:number-columns-repeated="3"/>
          <table:table-cell/>
          <table:table-cell table:style-name="ce86" table:number-columns-repeated="234"/>
          <table:table-cell table:number-columns-repeated="770"/>
        </table:table-row>
        <table:table-row table:style-name="ro12">
          <table:table-cell table:style-name="ce31" office:value-type="float" office:value="1">
            <text:p>001</text:p>
          </table:table-cell>
          <table:table-cell office:value-type="string">
            <text:p>SNF_KS_ANS_CAT_01</text:p>
          </table:table-cell>
          <table:table-cell office:value-type="float" office:value="1">
            <text:p>001</text:p>
          </table:table-cell>
          <table:table-cell table:style-name="ce46" office:value-type="string">
            <text:p>KS\Answers\Category\Basic_Actions</text:p>
          </table:table-cell>
          <table:table-cell office:value-type="string">
            <text:p>Manage Category(Add/Edit/Delete/Move)</text:p>
          </table:table-cell>
          <table:table-cell table:content-validation-name="val1" office:value-type="string">
            <text:p>Step 1: Add/Edit/Move/Delete category</text:p>
          </table:table-cell>
          <table:table-cell office:value-type="string">
            <text:p><text:span text:style-name="T5">Add</text:span><text:span text:style-name="T6"> </text:span></text:p>
            <text:p>- Go to Answers page</text:p>
            <text:p>- Select Category → Add Category</text:p>
            <text:p>- Put values</text:p>
            <text:p><text:span text:style-name="T5">Edit</text:span><text:span text:style-name="T6"> </text:span></text:p>
            <text:p><text:span text:style-name="T7">- Right click on 1 category </text:span><text:span text:style-name="T7">and select Edit</text:span></text:p>
            <text:p><text:span text:style-name="T7">- Change values</text:span></text:p>
            <text:p><text:span text:style-name="T5">Delete</text:span></text:p>
            <text:p><text:span text:style-name="T8">- Right click on 1 category </text:span><text:span text:style-name="T8">and select Delete</text:span></text:p>
            <text:p><text:span text:style-name="T5">Move</text:span><text:span text:style-name="T6"> </text:span></text:p>
            <text:p><text:span text:style-name="T8">- Right click on 1 category </text:span><text:span text:style-name="T8">and select Move</text:span></text:p>
            <text:p><text:span text:style-name="T8">- Choose destination </text:span><text:span text:style-name="T8">category</text:span></text:p>
          </table:table-cell>
          <table:table-cell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office:value-type="string">
            <text:p>High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50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KS_ANS_CAT_02</text:p>
          </table:table-cell>
          <table:table-cell office:value-type="float" office:value="1">
            <text:p>001</text:p>
          </table:table-cell>
          <table:table-cell table:style-name="ce46" office:value-type="string">
            <text:p>KS\Answers\Category\Drag_Drop</text:p>
          </table:table-cell>
          <table:table-cell office:value-type="string">
            <text:p>Drag and Drop category</text:p>
          </table:table-cell>
          <table:table-cell table:content-validation-name="val1" office:value-type="string">
            <text:p>Step 1: Create categories after drag and drop them</text:p>
          </table:table-cell>
          <table:table-cell office:value-type="string">
            <text:p>- Create some categories </text:p>
            <text:p>- Drag and drop a category into another category</text:p>
          </table:table-cell>
          <table:table-cell office:value-type="string">
            <text:p>Category is dragged and dropped successfully to selected category</text:p>
          </table:table-cell>
          <table:table-cell office:value-type="string">
            <text:p>Medium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13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KS_ANS_CAT_03</text:p>
          </table:table-cell>
          <table:table-cell office:value-type="float" office:value="1">
            <text:p>001</text:p>
          </table:table-cell>
          <table:table-cell table:style-name="ce46" office:value-type="string">
            <text:p>KS\Answers\Category\Export Import</text:p>
          </table:table-cell>
          <table:table-cell office:value-type="string">
            <text:p>Export/Import category</text:p>
          </table:table-cell>
          <table:table-cell table:content-validation-name="val1" office:value-type="string">
            <text:p>Step 1: Create categories after export and import them</text:p>
          </table:table-cell>
          <table:table-cell office:value-type="string">
            <text:p>- Create some categories</text:p>
            <text:p><text:span text:style-name="T5">Export:</text:span></text:p>
            <text:p>- Right click on 1 category and select Export</text:p>
            <text:p>- Put file's name and Export</text:p>
            <text:p><text:span text:style-name="T5">Import</text:span></text:p>
            <text:p><text:span text:style-name="T9">- Right click on 1 category </text:span><text:span text:style-name="T9">and select Import</text:span></text:p>
            <text:p><text:span text:style-name="T9">- Choose the file</text:span></text:p>
          </table:table-cell>
          <table:table-cell office:value-type="string">
            <text:p>Category and its questions are exported/imported successfully</text:p>
          </table:table-cell>
          <table:table-cell office:value-type="string">
            <text:p>Medium</text:p>
          </table:table-cell>
          <table:table-cell/>
          <table:table-cell office:value-type="string">
            <text:p>nhung.vu</text:p>
          </table:table-cell>
          <table:table-cell office:value-type="string">
            <text:p>Passed</text:p>
          </table:table-cell>
          <table:table-cell office:value-type="string">
            <text:p>N/A</text:p>
          </table:table-cell>
          <table:table-cell office:value-type="string">
            <text:p>Can't upload file on FF</text:p>
          </table:table-cell>
          <table:table-cell table:number-columns-repeated="6"/>
          <table:table-cell table:style-name="ce87" table:number-columns-repeated="1004"/>
        </table:table-row>
        <table:table-row table:style-name="ro1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KS_ANS_CAT_04</text:p>
          </table:table-cell>
          <table:table-cell office:value-type="float" office:value="1">
            <text:p>001</text:p>
          </table:table-cell>
          <table:table-cell table:style-name="ce46" office:value-type="string">
            <text:p>KS\Answers\Category\Watch_Unwatch</text:p>
          </table:table-cell>
          <table:table-cell office:value-type="string">
            <text:p>Watch/Unwatch category</text:p>
          </table:table-cell>
          <table:table-cell table:content-validation-name="val1" office:value-type="string">
            <text:p>Step 1: Create category after watch and unwatch them</text:p>
          </table:table-cell>
          <table:table-cell office:value-type="string">
            <text:p><text:span text:style-name="T5">Watch</text:span></text:p>
            <text:p>- Right click on 1 category and select Watch</text:p>
            <text:p><text:span text:style-name="T5">Unwatch</text:span></text:p>
            <text:p>- Right click on 1 watching category and select Unwatch</text:p>
            <text:p/>
          </table:table-cell>
          <table:table-cell office:value-type="string">
            <text:p>Category is watched/unwatch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735</text:p>
          </table:table-cell>
          <table:table-cell table:number-columns-repeated="6"/>
          <table:table-cell table:style-name="ce87" table:number-columns-repeated="1004"/>
        </table:table-row>
        <table:table-row table:style-name="ro12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KS_ANS_QUE_01</text:p>
          </table:table-cell>
          <table:table-cell office:value-type="float" office:value="1">
            <text:p>001</text:p>
          </table:table-cell>
          <table:table-cell table:style-name="ce46" office:value-type="string">
            <text:p>KS\Answers\Question\Basic_Actions</text:p>
          </table:table-cell>
          <table:table-cell office:value-type="string">
            <text:p>Basic action on question(Add/Edit/Delete/Move)</text:p>
          </table:table-cell>
          <table:table-cell table:content-validation-name="val1" office:value-type="string">
            <text:p>Step 1: Add/Edit/Move/Delete <text:s/>Question</text:p>
          </table:table-cell>
          <table:table-cell office:value-type="string">
            <text:p><text:span text:style-name="T5">Add Question</text:span></text:p>
            <text:p>- Select 1 category and click on Submit question</text:p>
            <text:p>- Put values</text:p>
            <text:p><text:span text:style-name="T5">Edit Question</text:span></text:p>
            <text:p>- Right click on a question and select Edit</text:p>
            <text:p>- Change values</text:p>
            <text:p><text:span text:style-name="T5">Delete Question</text:span></text:p>
            <text:p><text:span text:style-name="T8">- Right click on a question </text:span><text:span text:style-name="T8">and select Delete</text:span></text:p>
            <text:p><text:span text:style-name="T5">Move Question</text:span></text:p>
            <text:p><text:span text:style-name="T10">- Right click on question </text:span><text:span text:style-name="T10">and select Move to </text:span></text:p>
            <text:p><text:span text:style-name="T10">- Select destination </text:span><text:span text:style-name="T10">category </text:span></text:p>
          </table:table-cell>
          <table:table-cell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office:value-type="string">
            <text:p>High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1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KS_ANS_QUE_02</text:p>
          </table:table-cell>
          <table:table-cell office:value-type="float" office:value="1">
            <text:p>001</text:p>
          </table:table-cell>
          <table:table-cell table:style-name="ce46" office:value-type="string">
            <text:p>KS\Answers\Question\Vote</text:p>
          </table:table-cell>
          <table:table-cell office:value-type="string">
            <text:p>Vote question</text:p>
          </table:table-cell>
          <table:table-cell table:content-validation-name="val1" office:value-type="string">
            <text:p>Step 1: Vote Question</text:p>
          </table:table-cell>
          <table:table-cell office:value-type="string">
            <text:p>- Open a question</text:p>
            <text:p>- Vote Question by select number of star</text:p>
          </table:table-cell>
          <table:table-cell office:value-type="string">
            <text:p>- Question is voted successful.</text:p>
            <text:p>The number of stars are selected set yellow.</text:p>
            <text:p/>
          </table:table-cell>
          <table:table-cell office:value-type="string">
            <text:p>Low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1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KS_ANS_QUE_03</text:p>
          </table:table-cell>
          <table:table-cell office:value-type="float" office:value="1">
            <text:p>001</text:p>
          </table:table-cell>
          <table:table-cell office:value-type="string">
            <text:p>KS\Answers\Question\Send</text:p>
          </table:table-cell>
          <table:table-cell office:value-type="string">
            <text:p>Send to friend</text:p>
          </table:table-cell>
          <table:table-cell table:content-validation-name="val1" office:value-type="string">
            <text:p>Step 1: Send Question</text:p>
          </table:table-cell>
          <table:table-cell office:value-type="string">
            <text:p>- Right click on question and send question</text:p>
            <text:p>- Check mail Inbox to see question content, question link</text:p>
          </table:table-cell>
          <table:table-cell office:value-type="string">
            <text:p>- Mail is sent successful to email address</text:p>
            <text:p>- Content of mail includes Question content &amp; Question link</text:p>
          </table:table-cell>
          <table:table-cell office:value-type="string">
            <text:p>Medium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16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KS_ANS_QUE_04</text:p>
          </table:table-cell>
          <table:table-cell office:value-type="float" office:value="1">
            <text:p>001</text:p>
          </table:table-cell>
          <table:table-cell office:value-type="string">
            <text:p>KS\Answers\Question\Manage_Question</text:p>
          </table:table-cell>
          <table:table-cell office:value-type="string">
            <text:p>Manage Question</text:p>
          </table:table-cell>
          <table:table-cell table:style-name="ce51" table:content-validation-name="val1" office:value-type="string">
            <text:p>Step 1: Manage <text:s/>Question</text:p>
          </table:table-cell>
          <table:table-cell office:value-type="string">
            <text:p>- Click Manage Question in the main menu</text:p>
            <text:p><text:span text:style-name="T5">Approve/disapprove</text:span></text:p>
            <text:p><text:span text:style-name="T11">- Select All Question tab</text:span></text:p>
            <text:p>- Click Disapprove icon on approved question</text:p>
            <text:p><text:span text:style-name="T9">- Click Approve icon on </text:span><text:span text:style-name="T9">disapproved question</text:span></text:p>
            <text:p><text:span text:style-name="T5">Active/Inactive</text:span><text:span text:style-name="T6"> </text:span></text:p>
            <text:p><text:span text:style-name="T12">- Select All Question tab</text:span></text:p>
            <text:p><text:span text:style-name="T9">- Click Inactivate icon on </text:span><text:span text:style-name="T9">activated question</text:span></text:p>
            <text:p><text:span text:style-name="T9">- Click Activate icon on </text:span><text:span text:style-name="T9">inactivate question</text:span></text:p>
            <text:p><text:span text:style-name="T5">Answer question</text:span></text:p>
            <text:p><text:span text:style-name="T12">- Select Open Question tab</text:span></text:p>
            <text:p><text:span text:style-name="T9">- Click Answer on question </text:span><text:span text:style-name="T9">want to answer</text:span></text:p>
            <text:p><text:span text:style-name="T9">- Put values</text:span></text:p>
            <text:p><text:span text:style-name="T5">Edit question</text:span></text:p>
            <text:p><text:span text:style-name="T12">- Select All Question tab</text:span></text:p>
            <text:p><text:span text:style-name="T9">- Click Edit on question </text:span><text:span text:style-name="T9">want to edit</text:span></text:p>
            <text:p><text:span text:style-name="T9">- Put values</text:span></text:p>
            <text:p><text:span text:style-name="T5">Delete question</text:span></text:p>
            <text:p><text:span text:style-name="T12">- Select All Question tab</text:span></text:p>
            <text:p><text:span text:style-name="T9">- Click Edit on question </text:span><text:span text:style-name="T9">want to delete</text:span></text:p>
          </table:table-cell>
          <table:table-cell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office:value-type="string">
            <text:p>Medium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1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KS_ANS_ANS_01</text:p>
          </table:table-cell>
          <table:table-cell office:value-type="float" office:value="1">
            <text:p>001</text:p>
          </table:table-cell>
          <table:table-cell office:value-type="string">
            <text:p>KS\Answers\Answer\Basic_Actions</text:p>
          </table:table-cell>
          <table:table-cell office:value-type="string">
            <text:p>Basic action on answer (Add/Edit/Delete)</text:p>
          </table:table-cell>
          <table:table-cell table:content-validation-name="val1" office:value-type="string">
            <text:p>Step 1: Add/Edit/Delete Answer</text:p>
          </table:table-cell>
          <table:table-cell office:value-type="string">
            <text:p>- Create new question and open it</text:p>
            <text:p><text:span text:style-name="T5"><text:s/></text:span><text:span text:style-name="T5">Add answers</text:span></text:p>
            <text:p>- Click Answer button</text:p>
            <text:p>- Put values </text:p>
            <text:p><text:span text:style-name="T5">Edit</text:span></text:p>
            <text:p><text:span text:style-name="T10">- Open question having </text:span><text:span text:style-name="T10">answers </text:span></text:p>
            <text:p><text:span text:style-name="T10">- Click Edit icon in answer </text:span><text:span text:style-name="T10">of question</text:span></text:p>
            <text:p><text:span text:style-name="T10">- Put values</text:span></text:p>
            <text:p><text:span text:style-name="T5">Delete</text:span></text:p>
            <text:p><text:span text:style-name="T8">- Open question having </text:span><text:span text:style-name="T8">answers </text:span></text:p>
            <text:p><text:span text:style-name="T8">- Click Delete icon in </text:span><text:span text:style-name="T8">answer of question</text:span></text:p>
            <text:p/>
            <text:p/>
          </table:table-cell>
          <table:table-cell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office:value-type="string">
            <text:p>Medium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18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KS_ANS_ANS_02</text:p>
          </table:table-cell>
          <table:table-cell office:value-type="float" office:value="1">
            <text:p>001</text:p>
          </table:table-cell>
          <table:table-cell office:value-type="string">
            <text:p>KS\Answers\Answer\Rate_And_Sort</text:p>
          </table:table-cell>
          <table:table-cell office:value-type="string">
            <text:p>Rate/Sort answers</text:p>
          </table:table-cell>
          <table:table-cell table:content-validation-name="val1" office:value-type="string">
            <text:p>Step 1: Rate and Sort Answer</text:p>
          </table:table-cell>
          <table:table-cell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office:value-type="string">
            <text:p>- Answer is rated with index </text:p>
            <text:p>- Answer is sorted by ascending/descending </text:p>
          </table:table-cell>
          <table:table-cell office:value-type="string">
            <text:p>Medium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13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KS_ANS_ANS_03</text:p>
          </table:table-cell>
          <table:table-cell office:value-type="float" office:value="1">
            <text:p>001</text:p>
          </table:table-cell>
          <table:table-cell office:value-type="string">
            <text:p>KS\Answers\Answer\Active_And_Approve</text:p>
          </table:table-cell>
          <table:table-cell office:value-type="string">
            <text:p>Activate/Approve answer</text:p>
          </table:table-cell>
          <table:table-cell table:style-name="ce51" table:content-validation-name="val1" office:value-type="string">
            <text:p>Step 1: Active and Approve Answer</text:p>
          </table:table-cell>
          <table:table-cell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office:value-type="string">
            <text:p>Medium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1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KS_ANS_ANS_04</text:p>
          </table:table-cell>
          <table:table-cell office:value-type="float" office:value="1">
            <text:p>001</text:p>
          </table:table-cell>
          <table:table-cell office:value-type="string">
            <text:p>KS\Answers\Answer\Manage_Comment</text:p>
          </table:table-cell>
          <table:table-cell office:value-type="string">
            <text:p>Manage Comment in Question (Add/Edit/Delete/Promote)</text:p>
          </table:table-cell>
          <table:table-cell table:content-validation-name="val1" office:value-type="string">
            <text:p>Step 1: Add/Edit/Delete/ Promote comment</text:p>
          </table:table-cell>
          <table:table-cell office:value-type="string">
            <text:p><text:span text:style-name="T5">Add comment in question</text:span></text:p>
            <text:p>- Click Comment button</text:p>
            <text:p>- Put values</text:p>
            <text:p><text:span text:style-name="T5">Edit</text:span></text:p>
            <text:p>- Open question having comment</text:p>
            <text:p>- Click Edit icon on comment</text:p>
            <text:p>- Put values</text:p>
            <text:p><text:span text:style-name="T5">Delete</text:span></text:p>
            <text:p><text:span text:style-name="T9">- Open question having </text:span><text:span text:style-name="T9">comment</text:span></text:p>
            <text:p><text:span text:style-name="T9">- Click Delete icon on </text:span><text:span text:style-name="T9">comment</text:span></text:p>
            <text:p><text:span text:style-name="T5">Promote a comment</text:span> </text:p>
            <text:p>- Click on promote icon</text:p>
          </table:table-cell>
          <table:table-cell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office:value-type="string">
            <text:p>Medium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5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KS_ANS_SEA_01</text:p>
          </table:table-cell>
          <table:table-cell office:value-type="float" office:value="1">
            <text:p>001</text:p>
          </table:table-cell>
          <table:table-cell office:value-type="string">
            <text:p>KS\Answers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Enter a search keyword</text:p>
            <text:p>- Check quick search icon</text:p>
            <text:p/>
          </table:table-cell>
          <table:table-cell office:value-type="string">
            <text:p>Return search result with items matched key word search</text:p>
          </table:table-cell>
          <table:table-cell office:value-type="string">
            <text:p>Medium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KS_ANS_SEA_02</text:p>
          </table:table-cell>
          <table:table-cell office:value-type="float" office:value="1">
            <text:p>001</text:p>
          </table:table-cell>
          <table:table-cell office:value-type="string">
            <text:p>KS\Answers\Search_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Open Advanced Search form</text:p>
            <text:p>- Check advanced search in case search in entry, category and both.</text:p>
          </table:table-cell>
          <table:table-cell office:value-type="string">
            <text:p>Return search result with items matched key word and conditions search</text:p>
          </table:table-cell>
          <table:table-cell office:value-type="string">
            <text:p>Medium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1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KS_ANS_SET_01</text:p>
          </table:table-cell>
          <table:table-cell office:value-type="float" office:value="1">
            <text:p>001</text:p>
          </table:table-cell>
          <table:table-cell office:value-type="string">
            <text:p>KS\Answers\Setting Porlet</text:p>
          </table:table-cell>
          <table:table-cell office:value-type="string">
            <text:p>Setting Answer porlet</text:p>
          </table:table-cell>
          <table:table-cell table:content-validation-name="val1" office:value-type="string">
            <text:p>Step 1: Setting porlet from edit mode</text:p>
          </table:table-cell>
          <table:table-cell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office:value-type="string">
            <text:p>Setting porlet is successful with properties</text:p>
          </table:table-cell>
          <table:table-cell office:value-type="string">
            <text:p>High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2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KS_FOR_CAT_01</text:p>
          </table:table-cell>
          <table:table-cell office:value-type="float" office:value="1">
            <text:p>001</text:p>
          </table:table-cell>
          <table:table-cell office:value-type="string">
            <text:p>KS\Forum\Category\Basic_Actions </text:p>
          </table:table-cell>
          <table:table-cell office:value-type="string">
            <text:p>Basic action on Category(Add/Edit/Delete)</text:p>
          </table:table-cell>
          <table:table-cell table:content-validation-name="val1" office:value-type="string">
            <text:p>Step 1: Add/Edit/Delete category</text:p>
          </table:table-cell>
          <table:table-cell office:value-type="string">
            <text:p><text:span text:style-name="T5">Add category</text:span></text:p>
            <text:p>- Go to Forum</text:p>
            <text:p>- Click on Add Category</text:p>
            <text:p>- Put values</text:p>
            <text:p><text:span text:style-name="T5">Edit category</text:span></text:p>
            <text:p>- Select 1 category</text:p>
            <text:p>- Click on Manage category → Edit</text:p>
            <text:p>- Put values</text:p>
            <text:p><text:span text:style-name="T5">Delete category</text:span></text:p>
            <text:p><text:span text:style-name="T9">- Click on Manage category </text:span><text:span text:style-name="T9">→ Delete</text:span></text:p>
            <text:p><text:span text:style-name="T9">- Click OK on confirm </text:span><text:span text:style-name="T9">message</text:span></text:p>
          </table:table-cell>
          <table:table-cell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office:value-type="string">
            <text:p>High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21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KS_FOR_CAT_02</text:p>
          </table:table-cell>
          <table:table-cell office:value-type="float" office:value="1">
            <text:p>001</text:p>
          </table:table-cell>
          <table:table-cell office:value-type="string">
            <text:p>KS\Forum\Category\Import_Export</text:p>
          </table:table-cell>
          <table:table-cell office:value-type="string">
            <text:p>Import/Export category &amp; forum</text:p>
          </table:table-cell>
          <table:table-cell table:content-validation-name="val1" office:value-type="string">
            <text:p>Step 1: Create categories/forums after drag and drop them</text:p>
          </table:table-cell>
          <table:table-cell office:value-type="string">
            <text:p><text:span text:style-name="T5">Export 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3">Import category</text:span></text:p>
            <text:p><text:span text:style-name="T8">- Go to Forum page</text:span></text:p>
            <text:p><text:span text:style-name="T9">- Click on Administration → </text:span><text:span text:style-name="T9">Import</text:span></text:p>
            <text:p><text:span text:style-name="T9">- Browse a file</text:span></text:p>
            <text:p><text:span text:style-name="T9">- Click Save</text:span></text:p>
            <text:p><text:span text:style-name="T5">Export forum in category</text:span></text:p>
            <text:p><text:span text:style-name="T11">- Select 1 category has </text:span><text:span text:style-name="T11">forum(s)</text:span></text:p>
            <text:p><text:span text:style-name="T11">- Click on Manage Categoy </text:span><text:span text:style-name="T11">→ Export Forum(s)</text:span></text:p>
            <text:p><text:span text:style-name="T11">- Select forum(s) to export</text:span></text:p>
            <text:p><text:span text:style-name="T11">- Click Save</text:span></text:p>
            <text:p><text:span text:style-name="T13">Import forum in category</text:span></text:p>
            <text:p><text:span text:style-name="T12">- Select 1 category </text:span></text:p>
            <text:p><text:span text:style-name="T12">- Click on Manage Categoy </text:span><text:span text:style-name="T12">→Import Forum</text:span></text:p>
            <text:p><text:span text:style-name="T12">- Browse a file</text:span></text:p>
            <text:p><text:span text:style-name="T12">- Click Save</text:span></text:p>
          </table:table-cell>
          <table:table-cell office:value-type="string">
            <text:p>Category/Forum is import/export successful</text:p>
          </table:table-cell>
          <table:table-cell office:value-type="string">
            <text:p>Medium</text:p>
          </table:table-cell>
          <table:table-cell/>
          <table:table-cell office:value-type="string">
            <text:p>nhung.vu</text:p>
          </table:table-cell>
          <table:table-cell office:value-type="string">
            <text:p>Passed</text:p>
          </table:table-cell>
          <table:table-cell office:value-type="string">
            <text:p>N/A</text:p>
          </table:table-cell>
          <table:table-cell office:value-type="string">
            <text:p>Can't upload file on FF</text:p>
          </table:table-cell>
          <table:table-cell table:number-columns-repeated="6"/>
          <table:table-cell table:style-name="ce87" table:number-columns-repeated="1004"/>
        </table:table-row>
        <table:table-row table:style-name="ro22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KS_FOR_FOR_01</text:p>
          </table:table-cell>
          <table:table-cell office:value-type="float" office:value="1">
            <text:p>001</text:p>
          </table:table-cell>
          <table:table-cell office:value-type="string">
            <text:p>KS\Forum\Forum\Basic_Actions</text:p>
          </table:table-cell>
          <table:table-cell office:value-type="string">
            <text:p>Basic action on Forum(Add/Edit/Delete/Move)</text:p>
          </table:table-cell>
          <table:table-cell table:content-validation-name="val1" office:value-type="string">
            <text:p>Step 1: Add/Edit/Move/Delete <text:s/>Forum</text:p>
          </table:table-cell>
          <table:table-cell table:style-name="ce53" office:value-type="string">
            <text:p><text:span text:style-name="T5">Add forum</text:span></text:p>
            <text:p>- Click on Add forum icon</text:p>
            <text:p>- Put values</text:p>
            <text:p>- Click Save</text:p>
            <text:p><text:span text:style-name="T5">Edit</text:span></text:p>
            <text:p>- Select 1 forum</text:p>
            <text:p>- Click on More Action → Edit</text:p>
            <text:p>- Put values</text:p>
            <text:p>- Click Save</text:p>
            <text:p><text:span text:style-name="T5">Delete</text:span></text:p>
            <text:p>- Select 1 forum</text:p>
            <text:p>- Click on More Action → Delete</text:p>
            <text:p><text:span text:style-name="T5">Move</text:span></text:p>
            <text:p>- Select 1 forum</text:p>
            <text:p>- Click on More Action → Move</text:p>
            <text:p>- Choose destination category</text:p>
          </table:table-cell>
          <table:table-cell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office:value-type="string">
            <text:p>High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17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KS_FOR_FOR_02</text:p>
          </table:table-cell>
          <table:table-cell office:value-type="float" office:value="1">
            <text:p>001</text:p>
          </table:table-cell>
          <table:table-cell office:value-type="string">
            <text:p>KS\Forum\Forum\More_Actions</text:p>
          </table:table-cell>
          <table:table-cell office:value-type="string">
            <text:p>More action on Forum(Lock/Unlock/Open/Close)</text:p>
          </table:table-cell>
          <table:table-cell table:content-validation-name="val1" office:value-type="string">
            <text:p>Step 1: Lock/Unlock/Open/ Close Forum</text:p>
          </table:table-cell>
          <table:table-cell office:value-type="string">
            <text:p><text:span text:style-name="T5">Lock/Unlock forum</text:span> </text:p>
            <text:p><text:span text:style-name="T9">- Select 1 forum</text:span></text:p>
            <text:p><text:span text:style-name="T9">- Click on More Action → </text:span><text:span text:style-name="T9">Lock/Unlock</text:span></text:p>
            <text:p><text:span text:style-name="T5">Open/Close forum </text:span></text:p>
            <text:p><text:span text:style-name="T9">- Select 1 forum</text:span></text:p>
            <text:p><text:span text:style-name="T9">- Click on More Action → </text:span><text:span text:style-name="T9">Open/Close</text:span></text:p>
            <text:p><text:span text:style-name="T5">Manage watch in forum</text:span></text:p>
            <text:p><text:span text:style-name="T9">- Select 1 forum</text:span></text:p>
            <text:p><text:span text:style-name="T9">- Click on More Action → </text:span><text:span text:style-name="T9">Manage Watch</text:span></text:p>
            <text:p><text:span text:style-name="T5">Manage Ban IP in forum</text:span></text:p>
            <text:p><text:span text:style-name="T9">- Select 1 forum</text:span></text:p>
            <text:p><text:span text:style-name="T9">- Click on More Action → </text:span><text:span text:style-name="T9">Ban Ips</text:span></text:p>
            <text:p><text:span text:style-name="T9">- Put IP address</text:span></text:p>
          </table:table-cell>
          <table:table-cell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office:value-type="string">
            <text:p>Medium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24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KS_FOR_TOP_01</text:p>
          </table:table-cell>
          <table:table-cell office:value-type="float" office:value="1">
            <text:p>001</text:p>
          </table:table-cell>
          <table:table-cell office:value-type="string">
            <text:p>KS\Forum\Topic\Basic_Actions</text:p>
          </table:table-cell>
          <table:table-cell office:value-type="string">
            <text:p>Basic action on Topic (Add/Edit/Delete/Move)</text:p>
          </table:table-cell>
          <table:table-cell table:content-validation-name="val1" office:value-type="string">
            <text:p>Step 1: Add/Edit/Move/Delete <text:s/>Topic</text:p>
          </table:table-cell>
          <table:table-cell office:value-type="string">
            <text:p><text:span text:style-name="T5">Add topic</text:span></text:p>
            <text:p>- Select 1 forum</text:p>
            <text:p>- Click on Start topic button</text:p>
            <text:p>- Put values</text:p>
            <text:p>- Click Save</text:p>
            <text:p><text:span text:style-name="T5">Edit topic</text:span></text:p>
            <text:p>- Open topic above</text:p>
            <text:p>- Click More Action → Edit</text:p>
            <text:p>- Put values</text:p>
            <text:p>- Click Save</text:p>
            <text:p><text:span text:style-name="T5">Delete topic</text:span></text:p>
            <text:p><text:span text:style-name="T9">- Open topic above</text:span></text:p>
            <text:p><text:span text:style-name="T9">- Click More Action → </text:span><text:span text:style-name="T9">Delete</text:span></text:p>
            <text:p><text:span text:style-name="T5">Move topic</text:span></text:p>
            <text:p><text:span text:style-name="T9">- Open topic above</text:span></text:p>
            <text:p><text:span text:style-name="T9">- Click More Action → Move</text:span></text:p>
            <text:p><text:span text:style-name="T9">- Choose the destination </text:span><text:span text:style-name="T9">forum</text:span></text:p>
          </table:table-cell>
          <table:table-cell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office:value-type="string">
            <text:p>High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14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KS_FOR_TOP_02</text:p>
          </table:table-cell>
          <table:table-cell office:value-type="float" office:value="1">
            <text:p>001</text:p>
          </table:table-cell>
          <table:table-cell office:value-type="string">
            <text:p>KS\Forum\Topic\More_Actions</text:p>
          </table:table-cell>
          <table:table-cell office:value-type="string">
            <text:p>More action on Topic</text:p>
          </table:table-cell>
          <table:table-cell table:content-validation-name="val1" office:value-type="string">
            <text:p>Step 1: Lock/Unlock/Open/ Close</text:p>
          </table:table-cell>
          <table:table-cell office:value-type="string">
            <text:p>- Open 1 topic</text:p>
            <text:p><text:span text:style-name="T5">Lock/Unlock topic</text:span></text:p>
            <text:p>- Click on More action → Lock/Unlock </text:p>
            <text:p><text:span text:style-name="T5">Close/Open topic</text:span></text:p>
            <text:p><text:span text:style-name="T9">- Click on More action → </text:span><text:span text:style-name="T9">Close/Open</text:span></text:p>
            <text:p><text:span text:style-name="T13"/></text:p>
          </table:table-cell>
          <table:table-cell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office:value-type="string">
            <text:p>Medium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743</text:p>
          </table:table-cell>
          <table:table-cell table:number-columns-repeated="6"/>
          <table:table-cell table:style-name="ce87" table:number-columns-repeated="1004"/>
        </table:table-row>
        <table:table-row table:style-name="ro13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KS_FOR_TOP_03</text:p>
          </table:table-cell>
          <table:table-cell office:value-type="float" office:value="1">
            <text:p>001</text:p>
          </table:table-cell>
          <table:table-cell office:value-type="string">
            <text:p>KS\Forum\Topic\Tag</text:p>
          </table:table-cell>
          <table:table-cell table:style-name="ce9" office:value-type="string">
            <text:p>Tag for topic</text:p>
          </table:table-cell>
          <table:table-cell table:style-name="ce51" table:content-validation-name="val1" office:value-type="string">
            <text:p>Step 1: Manage tag on Topic</text:p>
          </table:table-cell>
          <table:table-cell table:style-name="ce54" office:value-type="string">
            <text:p>- Open 1 topic</text:p>
            <text:p><text:span text:style-name="T5">Add tag</text:span></text:p>
            <text:p>- Click on Tag </text:p>
            <text:p>- Put tag's name</text:p>
            <text:p><text:span text:style-name="T5"/></text:p>
          </table:table-cell>
          <table:table-cell table:style-name="ce54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office:value-type="string">
            <text:p>High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1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KS_FOR_TOP_04</text:p>
          </table:table-cell>
          <table:table-cell office:value-type="float" office:value="1">
            <text:p>001</text:p>
          </table:table-cell>
          <table:table-cell office:value-type="string">
            <text:p>KS\Forum\Topic\Rate</text:p>
          </table:table-cell>
          <table:table-cell table:style-name="ce9" office:value-type="string">
            <text:p>Rate topic</text:p>
          </table:table-cell>
          <table:table-cell table:content-validation-name="val1" office:value-type="string">
            <text:p>Step 1: Rate Topic</text:p>
          </table:table-cell>
          <table:table-cell table:style-name="ce54" office:value-type="string">
            <text:p>- Open 1 topic</text:p>
            <text:p>- Click on Rate </text:p>
            <text:p>- Move mouse over stars</text:p>
          </table:table-cell>
          <table:table-cell table:style-name="ce54" office:value-type="string">
            <text:p>Topic is rated successfully. The number of stars are selected set yellow.</text:p>
            <text:p><text:span text:style-name="T9"/></text:p>
          </table:table-cell>
          <table:table-cell office:value-type="string">
            <text:p>Low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25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KS_FOR_TOP_05</text:p>
          </table:table-cell>
          <table:table-cell office:value-type="float" office:value="1">
            <text:p>001</text:p>
          </table:table-cell>
          <table:table-cell office:value-type="string">
            <text:p>KS\Forum\Topic\Manage_Poll</text:p>
          </table:table-cell>
          <table:table-cell office:value-type="string">
            <text:p>Manage Poll in topic</text:p>
          </table:table-cell>
          <table:table-cell table:style-name="ce51" table:content-validation-name="val1" office:value-type="string">
            <text:p>Step 1: Add/Edit/Remove/ Close/Reopen poll</text:p>
          </table:table-cell>
          <table:table-cell office:value-type="string">
            <text:p>- Open 1 topic</text:p>
            <text:p><text:span text:style-name="T5">Add poll</text:span></text:p>
            <text:p>- Click on More action → Add a poll</text:p>
            <text:p>- Put values</text:p>
            <text:p><text:span text:style-name="T5">Edit poll</text:span></text:p>
            <text:p>- Click Edit icon on a poll</text:p>
            <text:p><text:span text:style-name="T5">Close/Reopen Poll</text:span></text:p>
            <text:p>- Click on Close/ Reopen icon</text:p>
            <text:p><text:span text:style-name="T5">Remove poll</text:span></text:p>
            <text:p>- Click on Remove icon</text:p>
          </table:table-cell>
          <table:table-cell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office:value-type="string">
            <text:p>Medium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26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KS_FOR_POS_01</text:p>
          </table:table-cell>
          <table:table-cell office:value-type="float" office:value="1">
            <text:p>001</text:p>
          </table:table-cell>
          <table:table-cell office:value-type="string">
            <text:p>KS\Forum\Post\Basic_Actions</text:p>
          </table:table-cell>
          <table:table-cell office:value-type="string">
            <text:p>Basic action on Post </text:p>
          </table:table-cell>
          <table:table-cell table:content-validation-name="val1" office:value-type="string">
            <text:p>Step 1: Add/Edit/Delete post</text:p>
          </table:table-cell>
          <table:table-cell office:value-type="string">
            <text:p>- Open 1 topic</text:p>
            <text:p><text:span text:style-name="T5">Add post</text:span></text:p>
            <text:p>- Click on Post Reply button</text:p>
            <text:p>- Put content and Submit</text:p>
            <text:p><text:span text:style-name="T5">Edit post</text:span></text:p>
            <text:p>- Click Edit button on post above</text:p>
            <text:p><text:span text:style-name="T5">Delete post</text:span> </text:p>
            <text:p>- Click Delete button on post</text:p>
            <text:p><text:span text:style-name="T5">Add private post</text:span></text:p>
            <text:p>- Click Private button</text:p>
            <text:p><text:span text:style-name="T5">Quote a post</text:span></text:p>
            <text:p>- Click on Quote button</text:p>
            <text:p><text:s/></text:p>
          </table:table-cell>
          <table:table-cell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office:value-type="string">
            <text:p>Medium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50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KS_FOR_SEA_01</text:p>
          </table:table-cell>
          <table:table-cell office:value-type="float" office:value="1">
            <text:p>001</text:p>
          </table:table-cell>
          <table:table-cell office:value-type="string">
            <text:p>KS\Forum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Put keyword in Search field</text:p>
            <text:p>- Press Enter or click on Search icon</text:p>
          </table:table-cell>
          <table:table-cell office:value-type="string">
            <text:p>Return search result with category/forum/topic/post matched key word search</text:p>
          </table:table-cell>
          <table:table-cell office:value-type="string">
            <text:p>High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15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KS_FOR_SEA_02</text:p>
          </table:table-cell>
          <table:table-cell office:value-type="float" office:value="1">
            <text:p>001</text:p>
          </table:table-cell>
          <table:table-cell office:value-type="string">
            <text:p>KS\Forum\Search\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office:value-type="string">
            <text:p>Return search result with category/forum/topic/post matched key word and conditions search</text:p>
          </table:table-cell>
          <table:table-cell office:value-type="string">
            <text:p>High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14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KS_FOR_PRI_01</text:p>
          </table:table-cell>
          <table:table-cell office:value-type="float" office:value="1">
            <text:p>001</text:p>
          </table:table-cell>
          <table:table-cell office:value-type="string">
            <text:p>KS\Forum\Private_Message</text:p>
          </table:table-cell>
          <table:table-cell office:value-type="string">
            <text:p>Private message</text:p>
          </table:table-cell>
          <table:table-cell table:content-validation-name="val1" office:value-type="string">
            <text:p>Step 1: Compose/ Reply/Forward message</text:p>
          </table:table-cell>
          <table:table-cell office:value-type="string">
            <text:p>-Compose/reply/forward message</text:p>
            <text:p>- Check inbox, sent box</text:p>
            <text:p>- Delete message</text:p>
          </table:table-cell>
          <table:table-cell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office:value-type="string">
            <text:p>Medium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27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KS_FOR_BOO_01</text:p>
          </table:table-cell>
          <table:table-cell office:value-type="float" office:value="1">
            <text:p>001</text:p>
          </table:table-cell>
          <table:table-cell office:value-type="string">
            <text:p>KS\Forum\Bookmark</text:p>
          </table:table-cell>
          <table:table-cell office:value-type="string">
            <text:p>Bookmark </text:p>
          </table:table-cell>
          <table:table-cell table:content-validation-name="val1" office:value-type="string">
            <text:p>Step 1: Bookmark Category/Forum/ Topic</text:p>
          </table:table-cell>
          <table:table-cell office:value-type="string">
            <text:p>- Bookmark Category/Forum/Topic</text:p>
          </table:table-cell>
          <table:table-cell office:value-type="string">
            <text:p>- Bookmark Category/Forum/ Topic is successful</text:p>
            <text:p>- Bookmarked <text:s/>Category/Forum/ Topic is displayed in Bookmark list</text:p>
          </table:table-cell>
          <table:table-cell office:value-type="string">
            <text:p>High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50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KS_FOR_WAT_01</text:p>
          </table:table-cell>
          <table:table-cell office:value-type="float" office:value="1">
            <text:p>001</text:p>
          </table:table-cell>
          <table:table-cell office:value-type="string">
            <text:p>KS\Forum\Watch_Unwatch</text:p>
          </table:table-cell>
          <table:table-cell office:value-type="string">
            <text:p>Watch&amp;Unwatch category/forum/topic</text:p>
          </table:table-cell>
          <table:table-cell table:content-validation-name="val1" office:value-type="string">
            <text:p>Step 1: Watch and Unwatch</text:p>
          </table:table-cell>
          <table:table-cell office:value-type="string">
            <text:p>Watch&amp;Unwatch specify category/forum/topic</text:p>
          </table:table-cell>
          <table:table-cell office:value-type="string">
            <text:p>Category/forum/topic is watch &amp; unwatch successfully</text:p>
          </table:table-cell>
          <table:table-cell office:value-type="string">
            <text:p>High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25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KS_FOR_USE_01</text:p>
          </table:table-cell>
          <table:table-cell office:value-type="float" office:value="1">
            <text:p>001</text:p>
          </table:table-cell>
          <table:table-cell office:value-type="string">
            <text:p>KS\Forum\User_Setting</text:p>
          </table:table-cell>
          <table:table-cell office:value-type="string">
            <text:p>User Setting</text:p>
          </table:table-cell>
          <table:table-cell table:content-validation-name="val1" office:value-type="string">
            <text:p>Step 1: User Setting</text:p>
          </table:table-cell>
          <table:table-cell office:value-type="string">
            <text:p>- Click on Settings</text:p>
            <text:p><text:span text:style-name="T5">Change profile </text:span><text:span text:style-name="T5">information</text:span></text:p>
            <text:p>- Click on Profile tab</text:p>
            <text:p>- Chang profile information</text:p>
            <text:p><text:span text:style-name="T5">Change forum settings</text:span></text:p>
            <text:p><text:span text:style-name="T9">- Click on Forum settings </text:span><text:span text:style-name="T9">tab</text:span></text:p>
            <text:p><text:span text:style-name="T9">- Chang forum information</text:span></text:p>
            <text:p><text:span text:style-name="T5">Manage my subscription</text:span></text:p>
            <text:p><text:span text:style-name="T9">- Click on My subscriptions </text:span><text:span text:style-name="T9">tab</text:span></text:p>
            <text:p><text:span text:style-name="T9">- Chang subscriptions </text:span><text:span text:style-name="T9">information</text:span></text:p>
          </table:table-cell>
          <table:table-cell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office:value-type="string">
            <text:p>Medium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28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KS_FOR_MAN_01</text:p>
          </table:table-cell>
          <table:table-cell office:value-type="float" office:value="1">
            <text:p>001</text:p>
          </table:table-cell>
          <table:table-cell office:value-type="string">
            <text:p>KS\Forum\User_Management</text:p>
          </table:table-cell>
          <table:table-cell office:value-type="string">
            <text:p>User management</text:p>
          </table:table-cell>
          <table:table-cell table:style-name="ce51" table:content-validation-name="val1" office:value-type="string">
            <text:p>Step 1: Mange users</text:p>
          </table:table-cell>
          <table:table-cell office:value-type="string">
            <text:p>- Click on Uses</text:p>
            <text:p>- Click Edit icon corresponding with 1 user</text:p>
            <text:p><text:span text:style-name="T5">Change user profile</text:span></text:p>
            <text:p>- Click on Profile tab</text:p>
            <text:p>- Change information</text:p>
            <text:p><text:span text:style-name="T5">Change user setting</text:span></text:p>
            <text:p><text:span text:style-name="T9">- Click on Setting tab</text:span></text:p>
            <text:p><text:span text:style-name="T9">- Change information</text:span></text:p>
            <text:p><text:span text:style-name="T5">Ban User</text:span></text:p>
            <text:p><text:span text:style-name="T9">- Click on Ban Uses tab</text:span></text:p>
            <text:p><text:span text:style-name="T9">- Change information</text:span></text:p>
            <text:p><text:span text:style-name="T5">View all topics of User</text:span></text:p>
            <text:p><text:span text:style-name="T9">- Click on Topic tab</text:span></text:p>
            <text:p><text:span text:style-name="T5">View add posts by User</text:span></text:p>
            <text:p><text:span text:style-name="T9">- Click on Posts tab</text:span></text:p>
            <text:p><text:span text:style-name="T9"/></text:p>
            <text:p><text:span text:style-name="T15"/></text:p>
            <text:p/>
          </table:table-cell>
          <table:table-cell office:value-type="string">
            <text:p>User information is updated successfully</text:p>
          </table:table-cell>
          <table:table-cell office:value-type="string">
            <text:p>Medium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5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KS_FOR_BBC_01</text:p>
          </table:table-cell>
          <table:table-cell office:value-type="float" office:value="1">
            <text:p>001</text:p>
          </table:table-cell>
          <table:table-cell office:value-type="string">
            <text:p>KS\Forum\Administration\Manage_BB_Code</text:p>
          </table:table-cell>
          <table:table-cell office:value-type="string">
            <text:p>Manage BB code</text:p>
          </table:table-cell>
          <table:table-cell table:content-validation-name="val1" office:value-type="string">
            <text:p>Step 1: Add/Edit/Delete BBC</text:p>
          </table:table-cell>
          <table:table-cell office:value-type="string">
            <text:p>- click on Administration menu and select “BB Code”</text:p>
            <text:p>- Add/edit/Delete BB code</text:p>
          </table:table-cell>
          <table:table-cell office:value-type="string">
            <text:p>BB code is added/edited/ deleted successful</text:p>
          </table:table-cell>
          <table:table-cell office:value-type="string">
            <text:p>Medium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1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KS_FOR_BAN_01</text:p>
          </table:table-cell>
          <table:table-cell office:value-type="float" office:value="1">
            <text:p>001</text:p>
          </table:table-cell>
          <table:table-cell office:value-type="string">
            <text:p>KS\Forum\Administration\Ban_IP</text:p>
          </table:table-cell>
          <table:table-cell office:value-type="string">
            <text:p>Ban IP</text:p>
          </table:table-cell>
          <table:table-cell table:content-validation-name="val1" office:value-type="string">
            <text:p>Step 1: Add Ban IP</text:p>
          </table:table-cell>
          <table:table-cell office:value-type="string">
            <text:p>- click on Administration menu and select “Ban IP”</text:p>
            <text:p>- Add IP into list and click on “Add” </text:p>
          </table:table-cell>
          <table:table-cell office:value-type="string">
            <text:p>Ban IP is added successfully to list</text:p>
            <text:p>Ban IP user can not add post/create topic</text:p>
            <text:p/>
          </table:table-cell>
          <table:table-cell office:value-type="string">
            <text:p>Medium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50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KS_FOR_SET_01</text:p>
          </table:table-cell>
          <table:table-cell office:value-type="float" office:value="1">
            <text:p>001</text:p>
          </table:table-cell>
          <table:table-cell office:value-type="string">
            <text:p>KS\Forum\Setting_Porlet</text:p>
          </table:table-cell>
          <table:table-cell office:value-type="string">
            <text:p>Setting Forum porlet</text:p>
          </table:table-cell>
          <table:table-cell table:style-name="ce51" table:content-validation-name="val1" office:value-type="string">
            <text:p>Step 1: Setting Forum porlet from edit mode</text:p>
          </table:table-cell>
          <table:table-cell office:value-type="string">
            <text:p>- Show/hide category</text:p>
            <text:p>- enable/disable panel</text:p>
            <text:p>- Use/not use ajax</text:p>
          </table:table-cell>
          <table:table-cell office:value-type="string">
            <text:p>Setting porlet is successful with properties</text:p>
          </table:table-cell>
          <table:table-cell office:value-type="string">
            <text:p>Medium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50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KS_FAQ_BRS_01</text:p>
          </table:table-cell>
          <table:table-cell office:value-type="float" office:value="1">
            <text:p>001</text:p>
          </table:table-cell>
          <table:table-cell office:value-type="string">
            <text:p>KS\FAQ\Browse_Category</text:p>
          </table:table-cell>
          <table:table-cell office:value-type="string">
            <text:p>Browse Category/Sub-category</text:p>
          </table:table-cell>
          <table:table-cell table:content-validation-name="val1" office:value-type="string">
            <text:p>Step 1: Browse Category and sub category</text:p>
          </table:table-cell>
          <table:table-cell office:value-type="string">
            <text:p>Browse Category/Sub-category by click on category name</text:p>
          </table:table-cell>
          <table:table-cell office:value-type="string">
            <text:p>Category is viewed and Question in this category is displayed in list</text:p>
          </table:table-cell>
          <table:table-cell office:value-type="string">
            <text:p>Medium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29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KS_FAQ_VIE_01</text:p>
          </table:table-cell>
          <table:table-cell office:value-type="float" office:value="1">
            <text:p>001</text:p>
          </table:table-cell>
          <table:table-cell office:value-type="string">
            <text:p>KS\FAQ\View_Question</text:p>
          </table:table-cell>
          <table:table-cell office:value-type="string">
            <text:p>View question detail</text:p>
            <text:p/>
          </table:table-cell>
          <table:table-cell table:content-validation-name="val1" office:value-type="string">
            <text:p>Step 1: View question <text:s/>on FAQ porlet</text:p>
          </table:table-cell>
          <table:table-cell office:value-type="string">
            <text:p>View question by click on Question's title</text:p>
          </table:table-cell>
          <table:table-cell office:value-type="string">
            <text:p>Question and Answers in question are displayed</text:p>
          </table:table-cell>
          <table:table-cell office:value-type="string">
            <text:p>Medium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18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KS_FAQ_SET_01</text:p>
          </table:table-cell>
          <table:table-cell office:value-type="float" office:value="1">
            <text:p>001</text:p>
          </table:table-cell>
          <table:table-cell office:value-type="string">
            <text:p>KS\FAQ\Setting_Porlet</text:p>
          </table:table-cell>
          <table:table-cell office:value-type="string">
            <text:p>Setting FAQ porlet</text:p>
          </table:table-cell>
          <table:table-cell table:style-name="ce51" table:content-validation-name="val1" office:value-type="string">
            <text:p>Step 1: Setting FAQ porlet form edit mode</text:p>
          </table:table-cell>
          <table:table-cell office:value-type="string">
            <text:p>- Show/hide category</text:p>
            <text:p>- Edit template of FAQ porlet</text:p>
            <text:p>- Use/not use ajax</text:p>
          </table:table-cell>
          <table:table-cell office:value-type="string">
            <text:p>- Edit template is successful</text:p>
            <text:p>- Selected category is shown/hide in page</text:p>
          </table:table-cell>
          <table:table-cell office:value-type="string">
            <text:p>High</text:p>
          </table:table-cell>
          <table:table-cell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87" table:number-columns-repeated="1004"/>
        </table:table-row>
        <table:table-row table:style-name="ro30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9"/>
          <table:table-cell table:number-columns-repeated="1005"/>
        </table:table-row>
        <table:table-row table:style-name="ro31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9"/>
          <table:table-cell table:number-columns-repeated="1005"/>
        </table:table-row>
        <table:table-row table:style-name="ro32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9"/>
          <table:table-cell table:number-columns-repeated="1005"/>
        </table:table-row>
        <table:table-row table:style-name="ro33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9"/>
          <table:table-cell table:number-columns-repeated="1005"/>
        </table:table-row>
        <table:table-row table:style-name="ro34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9"/>
          <table:table-cell table:number-columns-repeated="1005"/>
        </table:table-row>
        <table:table-row table:style-name="ro35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9"/>
          <table:table-cell table:number-columns-repeated="1005"/>
        </table:table-row>
        <table:table-row table:style-name="ro36">
          <table:table-cell table:number-columns-repeated="5"/>
          <table:table-cell table:style-name="ce51"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9"/>
          <table:table-cell table:number-columns-repeated="1005"/>
        </table:table-row>
        <table:table-row table:style-name="ro37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9"/>
          <table:table-cell table:number-columns-repeated="1005"/>
        </table:table-row>
        <table:table-row table:style-name="ro38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9"/>
          <table:table-cell table:number-columns-repeated="1005"/>
        </table:table-row>
        <table:table-row table:style-name="ro23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9"/>
          <table:table-cell table:number-columns-repeated="1005"/>
        </table:table-row>
        <table:table-row table:style-name="ro39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9"/>
          <table:table-cell table:number-columns-repeated="1005"/>
        </table:table-row>
        <table:table-row table:style-name="ro5" table:number-rows-repeated="2">
          <table:table-cell table:number-columns-repeated="5"/>
          <table:table-cell table:style-name="ce51"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9"/>
          <table:table-cell table:number-columns-repeated="1005"/>
        </table:table-row>
        <table:table-row table:style-name="ro5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9"/>
          <table:table-cell table:number-columns-repeated="1005"/>
        </table:table-row>
        <table:table-row table:style-name="ro32">
          <table:table-cell table:number-columns-repeated="5"/>
          <table:table-cell table:style-name="ce51"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9"/>
          <table:table-cell table:number-columns-repeated="1005"/>
        </table:table-row>
        <table:table-row table:style-name="ro40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9"/>
          <table:table-cell table:number-columns-repeated="1005"/>
        </table:table-row>
        <table:table-row table:style-name="ro41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9"/>
          <table:table-cell table:number-columns-repeated="1005"/>
        </table:table-row>
        <table:table-row table:style-name="ro1">
          <table:table-cell table:number-columns-repeated="5"/>
          <table:table-cell table:style-name="ce51"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9"/>
          <table:table-cell table:number-columns-repeated="1005"/>
        </table:table-row>
        <table:table-row table:style-name="ro1" table:number-rows-repeated="10">
          <table:table-cell table:style-name="ce33" table:number-columns-repeated="2"/>
          <table:table-cell table:style-name="Default" table:number-columns-repeated="3"/>
          <table:table-cell table:style-name="ce52"/>
          <table:table-cell table:style-name="ce55"/>
          <table:table-cell table:style-name="ce57"/>
          <table:table-cell table:style-name="ce75"/>
          <table:table-cell table:style-name="Default" table:number-columns-repeated="10"/>
          <table:table-cell table:number-columns-repeated="1005"/>
        </table:table-row>
        <table:table-row table:style-name="ro1" table:number-rows-repeated="10">
          <table:table-cell table:style-name="Default" table:number-columns-repeated="5"/>
          <table:table-cell table:style-name="ce52"/>
          <table:table-cell table:style-name="Default" table:number-columns-repeated="13"/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52"/>
          <table:table-cell table:style-name="Default" table:number-columns-repeated="13"/>
          <table:table-cell table:number-columns-repeated="1005"/>
        </table:table-row>
      </table:table>
      <table:table table:name="Summary_Report" table:style-name="ta1" table:print="false">
        <table:table-column table:style-name="co14" table:default-cell-style-name="ce62"/>
        <table:table-column table:style-name="co3" table:default-cell-style-name="ce65"/>
        <table:table-column table:style-name="co15" table:default-cell-style-name="ce67"/>
        <table:table-column table:style-name="co16" table:default-cell-style-name="ce68"/>
        <table:table-column table:style-name="co17" table:default-cell-style-name="ce66"/>
        <table:table-column table:style-name="co3" table:default-cell-style-name="ce71"/>
        <table:table-row table:style-name="ro7">
          <table:table-cell table:style-name="ce60" office:value-type="string" table:number-columns-spanned="5" table:number-rows-spanned="2">
            <text:p>Knowledge Suite Functionality List</text:p>
            <text:p><text:span text:style-name="T14">Product version: KS 2.0.1</text:span></text:p>
          </table:table-cell>
          <table:covered-table-cell table:style-name="ce64"/>
          <table:covered-table-cell table:style-name="ce64"/>
          <table:covered-table-cell table:style-name="ce64"/>
          <table:covered-table-cell table:style-name="ce64"/>
          <table:table-cell table:style-name="ce6" office:value-type="string" table:number-columns-spanned="1" table:number-rows-spanned="3">
            <text:p>Total cases</text:p>
          </table:table-cell>
        </table:table-row>
        <table:table-row table:style-name="ro23">
          <table:covered-table-cell table:style-name="ce61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70"/>
        </table:table-row>
        <table:table-row table:style-name="ro7">
          <table:table-cell table:style-name="ce2" office:value-type="string">
            <text:p>Id</text:p>
          </table:table-cell>
          <table:table-cell table:style-name="ce6" office:value-type="string">
            <text:p>Portlet</text:p>
          </table:table-cell>
          <table:table-cell table:style-name="ce6" office:value-type="string">
            <text:p>Functional Group</text:p>
          </table:table-cell>
          <table:table-cell table:style-name="ce6" office:value-type="string">
            <text:p>Functionality</text:p>
          </table:table-cell>
          <table:table-cell table:style-name="ce6" office:value-type="string">
            <text:p>Functionality summary</text:p>
          </table:table-cell>
          <table:covered-table-cell table:style-name="ce70"/>
        </table:table-row>
        <table:table-row table:style-name="ro50">
          <table:table-cell office:value-type="string">
            <text:p>SNF_KS_ANS_CAT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03]=[.$A4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CAT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03]=[.$A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CAT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let</text:p>
          </table:table-cell>
          <table:table-cell table:formula="of:=SUMPRODUCT(([SniffTest.B$5:SniffTest.B$1003]=[.$A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CAT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03]=[.$A7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ANS_QUE_01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03]=[.$A8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QUE_02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03]=[.$A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QUE_03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03]=[.$A10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QUE_04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03]=[.$A11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ANS_01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03]=[.$A12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ANS_02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03]=[.$A13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ANS_0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03]=[.$A14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ANS_ANS_04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03]=[.$A1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SEA_01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03]=[.$A1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SEA_02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03]=[.$A17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Answers</text:p>
          </table:table-cell>
          <table:table-cell office:value-type="string">
            <text:p>Porlet Setting</text:p>
          </table:table-cell>
          <table:table-cell office:value-type="string">
            <text:p>Setting Answer porlet</text:p>
          </table:table-cell>
          <table:table-cell office:value-type="string">
            <text:p>Setting answer porlet from edit mode</text:p>
          </table:table-cell>
          <table:table-cell table:formula="of:=SUMPRODUCT(([SniffTest.B$5:SniffTest.B$1003]=[.$A18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03]=[.$A1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let</text:p>
          </table:table-cell>
          <table:table-cell table:formula="of:=SUMPRODUCT(([SniffTest.B$5:SniffTest.B$1003]=[.$A20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FOR_01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03]=[.$A21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FOR_02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03]=[.$A22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03]=[.$A23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TOP_0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03]=[.$A24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3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03]=[.$A2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4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03]=[.$A2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03]=[.$A27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03]=[.$A28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03]=[.$A2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03]=[.$A30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Forum</text:p>
          </table:table-cell>
          <table:table-cell table:style-name="ce68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03]=[.$A31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03]=[.$A32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WAT_01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03]=[.$A33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Forum</text:p>
          </table:table-cell>
          <table:table-cell table:style-name="ce68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03]=[.$A34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Forum</text:p>
          </table:table-cell>
          <table:table-cell table:style-name="ce68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03]=[.$A3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Forum</text:p>
          </table:table-cell>
          <table:table-cell table:style-name="ce68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03]=[.$A3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Forum</text:p>
          </table:table-cell>
          <table:table-cell table:style-name="ce68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03]=[.$A37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Forum</text:p>
          </table:table-cell>
          <table:table-cell office:value-type="string">
            <text:p>Setting Forum Porlet</text:p>
          </table:table-cell>
          <table:table-cell office:value-type="string">
            <text:p>Setting Forum porlet</text:p>
          </table:table-cell>
          <table:table-cell office:value-type="string">
            <text:p>Setting properties for Forum porlet </text:p>
          </table:table-cell>
          <table:table-cell table:formula="of:=SUMPRODUCT(([SniffTest.B$5:SniffTest.B$1003]=[.$A38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AQ_BRS_01</text:p>
          </table:table-cell>
          <table:table-cell office:value-type="string">
            <text:p>FAQ</text:p>
          </table:table-cell>
          <table:table-cell table:style-name="ce68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let by FAQ</text:p>
          </table:table-cell>
          <table:table-cell table:formula="of:=SUMPRODUCT(([SniffTest.B$5:SniffTest.B$1003]=[.$A3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AQ_VIE_01</text:p>
          </table:table-cell>
          <table:table-cell office:value-type="string">
            <text:p>FAQ</text:p>
          </table:table-cell>
          <table:table-cell table:style-name="ce68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let</text:p>
          </table:table-cell>
          <table:table-cell table:formula="of:=SUMPRODUCT(([SniffTest.B$5:SniffTest.B$1003]=[.$A40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FAQ</text:p>
          </table:table-cell>
          <table:table-cell table:style-name="ce68" office:value-type="string">
            <text:p>Setting FAQ porlet</text:p>
          </table:table-cell>
          <table:table-cell office:value-type="string">
            <text:p>Setting FAQ porlet</text:p>
          </table:table-cell>
          <table:table-cell office:value-type="string">
            <text:p>Setting properties of FAQ</text:p>
          </table:table-cell>
          <table:table-cell table:formula="of:=SUMPRODUCT(([SniffTest.B$5:SniffTest.B$1003]=[.$A41])*([SniffTest.A$5:SniffTest.A$1003]&lt;&gt;&quot;&quot;))" office:value-type="float" office:value="1">
            <text:p>1</text:p>
          </table:table-cell>
        </table:table-row>
        <table:table-row table:style-name="ro7">
          <table:table-cell table:number-columns-repeated="2"/>
          <table:table-cell table:style-name="ce68"/>
          <table:table-cell table:style-name="ce69"/>
          <table:table-cell table:number-columns-repeated="2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 table:number-columns-repeated="5"/>
        </table:table-row>
        <table:table-row table:style-name="ro7">
          <table:table-cell table:style-name="ce63"/>
          <table:table-cell table:number-columns-repeated="5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 table:number-columns-repeated="5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3">08/13/2012</text:date>, <text:time>16:1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meta:initial-creator>Minh Nguyen</meta:initial-creator>
    <meta:creation-date>2008-12-16T22:10:12</meta:creation-date>
    <dc:creator>exoplatform </dc:creator>
    <dc:date>2012-08-13T16:18:08</dc:date>
    <meta:printed-by>Thanh Cong Nguyen</meta:printed-by>
    <meta:print-date>2009-03-06T17:07:42</meta:print-date>
    <dc:language>en-US</dc:language>
    <meta:editing-cycles>172</meta:editing-cycles>
    <meta:editing-duration>P7DT21H13M34S</meta:editing-duration>
    <meta:document-statistic meta:table-count="3" meta:cell-count="858" meta:object-count="0"/>
    <meta:user-defined meta:name="Info 1"/>
    <meta:user-defined meta:name="Info 2"/>
    <meta:user-defined meta:name="Info 3"/>
    <meta:user-defined meta:name="Info 4"/>
  </office:meta>
</office:document-meta>
</file>